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OD<text:line-break/><text:line-break/>1 Finally, i have learned that how to do dry run, and this period i know many tricks of dry run and i also maked the video of dry run. <text:line-break/>2 I have also learned inheritance in oops concept by Sanjay bhaieya by youtube of java in this week<text:line-break/>3 I also revise the variable,loops,array and oops concept in java.<text:line-break/>4 I have learned to print by soft copy. because I was now that how to print of hard copy.<text:line-break/>5 I learnt how to install ubuntu in a new laptop and Shivani help me in this work.<text:line-break/>6 I participated in sexual harassment which session only we participate as a participates and they are doing many different projects, and they had told us that support of us in sexual harassment.<text:line-break/>7 I have done Quitlez game in English activity and i pratic also quizletQgame. <text:line-break/>8 As an IT and DISCO, i am taken something responsibility in my work.<text:line-break/>9 I have bought more two jio fi in this month and I fill well.<text:line-break/>10 In this months i also learned that how to do crowdfunding.<text:line-break/>11 I learnt to do the loops dry run in the hard copy of loops and my logic is build something.<text:line-break/>12 In this month i was happy from saral because many things added here and i am happy for that as like google classroom, dry run question and constitution.<text:line-break/>13 I feel good in this months because new girls came in campus.<text:line-break/>14 In this months we have discussed about that for change of campus.all students gave own opinion and team member also present there.and im happy that i can also put own opinion.<text:line-break/>15 I have learned that how to collect crowdfunding and I have done to funding for the operation of Harjeets hand.<text:line-break/><text:line-break/>BAD<text:line-break/>1 I have taken more time in community activities and I haven't given more time of my study.<text:line-break/>2 I'm not satisfied with my performance in the in this months study.<text:line-break/>3 We have left of Avalahally campus but I fill not good.<text:line-break/>4 I fill fear with taking with Rishabh Bhaya.<text:line-break/>5 I did not toggle properly in this months.<text:line-break/>6. In this months I did not focus on my study because I have distracted too many things.<text:line-break/><text:line-break/>UGLY<text:line-break/>1.i have not cleared questions of function in dry run.i have tried so much by seniors and videos. <text:line-break/>2. Harjeet got an accident this is not good us because we all are distracting to this incident.<text:line-break/><text:line-break/>Next Steps<text:line-break/>1 I will do the more time in logic build question.<text:line-break/>2 I will do an agenda on my study and I will try to complete of my agen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0:03:32.150032790</meta:creation-date>
    <dc:date>2018-10-11T00:04:38.520085794</dc:date>
    <meta:editing-duration>PT1M6S</meta:editing-duration>
    <meta:editing-cycles>1</meta:editing-cycles>
    <meta:document-statistic meta:table-count="0" meta:image-count="0" meta:object-count="0" meta:page-count="1" meta:paragraph-count="1" meta:word-count="451" meta:character-count="2301" meta:non-whitespace-character-count="1844"/>
    <meta:generator>LibreOffice/6.0.3.2$Linux_X86_64 LibreOffice_project/00m0$Build-2</meta:generator>
  </office:meta>
</office:document-meta>
</file>